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Versions-management" style:family="table">
      <style:table-properties style:width="15.487cm" fo:margin-left="0.016cm" fo:margin-right="-0.004cm" table:align="margins" style:writing-mode="lr-tb"/>
    </style:style>
    <style:style style:name="Versions-management.A" style:family="table-column">
      <style:table-column-properties style:column-width="1.244cm" style:rel-column-width="5265*"/>
    </style:style>
    <style:style style:name="Versions-management.B" style:family="table-column">
      <style:table-column-properties style:column-width="2.531cm" style:rel-column-width="10710*"/>
    </style:style>
    <style:style style:name="Versions-management.C" style:family="table-column">
      <style:table-column-properties style:column-width="7.904cm" style:rel-column-width="33447*"/>
    </style:style>
    <style:style style:name="Versions-management.D" style:family="table-column">
      <style:table-column-properties style:column-width="3.808cm" style:rel-column-width="16113*"/>
    </style:style>
    <style:style style:name="Versions-management.A1" style:family="table-cell">
      <style:table-cell-properties style:vertical-align="top" fo:padding-left="0.191cm" fo:padding-right="0.191cm" fo:padding-top="0cm" fo:padding-bottom="0cm" fo:border-left="none" fo:border-right="none" fo:border-top="0.002cm solid #008000" fo:border-bottom="0.018cm solid #008000" style:writing-mode="lr-tb"/>
    </style:style>
    <style:style style:name="Versions-management.A2" style:family="table-cell">
      <style:table-cell-properties style:vertical-align="top" fo:padding-left="0.191cm" fo:padding-right="0.191cm" fo:padding-top="0cm" fo:padding-bottom="0cm" fo:border-left="none" fo:border-right="none" fo:border-top="none" fo:border-bottom="0.002cm solid #008000" style:writing-mode="lr-tb"/>
    </style:style>
    <style:style style:name="P1" style:family="paragraph" style:parent-style-name="Cover_20_-_20_title_20_3">
      <style:text-properties fo:language="en" fo:country="US"/>
    </style:style>
    <style:style style:name="P2" style:family="paragraph" style:parent-style-name="Cover_20_-_20_Report_20_Type" style:master-page-name="Standard">
      <style:paragraph-properties style:page-number="auto"/>
    </style:style>
    <style:style style:name="P3" style:family="paragraph"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 style:parent-style-name="Footer">
      <style:paragraph-properties fo:margin-left="0cm" fo:margin-right="0.635cm" fo:text-indent="0cm" style:auto-text-indent="false" fo:padding-left="0cm" fo:padding-right="0cm" fo:padding-top="0cm" fo:padding-bottom="0.035cm" fo:border-left="none" fo:border-right="none" fo:border-top="none" fo:border-bottom="0.018cm solid #000000"/>
    </style:style>
    <style:style style:name="P5" style:family="paragraph" style:parent-style-name="Footer">
      <style:paragraph-properties fo:margin-left="0cm" fo:margin-right="0.635cm" fo:text-indent="0cm" style:auto-text-indent="false"/>
    </style:style>
    <style:style style:name="P6" style:family="paragraph" style:parent-style-name="Footer">
      <style:paragraph-properties fo:margin-left="0cm" fo:margin-right="0.635cm" fo:text-indent="0cm" style:auto-text-indent="false">
        <style:tab-stops>
          <style:tab-stop style:position="12.532cm" style:type="center"/>
          <style:tab-stop style:position="24.76cm" style:type="right"/>
        </style:tab-stops>
      </style:paragraph-properties>
    </style:style>
    <style:style style:name="P7" style:family="paragraph" style:parent-style-name="Cover_20_-_20_title_20_3">
      <style:text-properties fo:language="en" fo:country="US"/>
    </style:style>
    <style:style style:name="P8" style:family="paragraph" style:parent-style-name="Versioning_20_Heading">
      <style:paragraph-properties fo:break-before="page"/>
    </style:style>
    <style:style style:name="P9" style:family="paragraph" style:parent-style-name="Heading_20_8">
      <style:text-properties style:font-name="Times New Roman" fo:font-size="11pt" fo:language="da" fo:country="DK" fo:font-weight="normal" style:font-size-asian="11pt" style:font-weight-asian="normal"/>
    </style:style>
    <style:style style:name="P10" style:family="paragraph" style:parent-style-name="Text_20_body">
      <style:text-properties fo:font-style="italic" style:font-style-asian="italic" style:font-style-complex="italic"/>
    </style:style>
    <style:style style:name="P11" style:family="paragraph" style:parent-style-name="Text_20_body" style:master-page-name="">
      <style:paragraph-properties style:page-number="auto" fo:break-after="page"/>
    </style:style>
    <style:style style:name="P12" style:family="paragraph" style:parent-style-name="Text_20_body" style:list-style-name="L1"/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P15" style:family="paragraph" style:parent-style-name="Text_20_body" style:list-style-name="L2"/>
    <style:style style:name="P16" style:family="paragraph" style:parent-style-name="Text_20_body" style:list-style-name="L2"/>
    <style:style style:name="P17" style:family="paragraph" style:parent-style-name="Text_20_body" style:list-style-name="L3"/>
    <style:style style:name="P18" style:family="paragraph" style:parent-style-name="Text_20_body" style:list-style-name="L3">
      <style:text-properties fo:font-style="normal" style:font-style-asian="normal" style:font-style-complex="normal"/>
    </style:style>
    <style:style style:name="P19" style:family="paragraph" style:parent-style-name="Text_20_body" style:list-style-name="L4">
      <style:text-properties fo:font-style="normal" style:font-style-asian="normal" style:font-style-complex="normal"/>
    </style:style>
    <style:style style:name="P20" style:family="paragraph" style:parent-style-name="Text_20_body" style:list-style-name="L4"/>
    <style:style style:name="P21" style:family="paragraph" style:parent-style-name="Text_20_body" style:list-style-name="L4"/>
    <style:style style:name="P22" style:family="paragraph" style:parent-style-name="Text_20_body" style:list-style-name="L4"/>
    <style:style style:name="P23" style:family="paragraph" style:parent-style-name="Text_20_body" style:list-style-name="L4"/>
    <style:style style:name="P24" style:family="paragraph" style:parent-style-name="Text_20_body" style:list-style-name="L4"/>
    <style:style style:name="P25" style:family="paragraph" style:parent-style-name="Text_20_body" style:list-style-name="L4"/>
    <style:style style:name="P26" style:family="paragraph" style:parent-style-name="Text_20_body" style:list-style-name="L4"/>
    <style:style style:name="P27" style:family="paragraph" style:parent-style-name="Text_20_body" style:list-style-name="L4"/>
    <style:style style:name="P28" style:family="paragraph" style:parent-style-name="Contents_20_1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29" style:family="paragraph" style:parent-style-name="Cover_20_-_20_Report_20_Type" style:master-page-name="Standard">
      <style:paragraph-properties style:page-number="auto"/>
    </style:style>
    <style:style style:name="P30" style:family="paragraph" style:parent-style-name="Cover_20_-_20_Report_20_Type" style:master-page-name="Standard">
      <style:paragraph-properties style:page-number="auto"/>
    </style:style>
    <style:style style:name="T1" style:family="text">
      <style:text-properties fo:font-size="12pt" fo:font-style="italic" fo:font-weight="bold" style:font-size-asian="12pt" style:font-style-asian="italic" style:font-weight-asian="bold" style:font-style-complex="italic" style:font-weight-complex="bold"/>
    </style:style>
    <style:style style:name="T2" style:family="text">
      <style:text-properties fo:language="en" fo:country="US"/>
    </style:style>
    <style:style style:name="T3" style:family="text">
      <style:text-properties fo:font-size="12pt" fo:font-style="italic" fo:font-weight="bold" style:font-size-asian="12pt" style:font-style-asian="italic" style:font-weight-asian="bold" style:font-style-complex="italic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style:protect="position" style:vertical-pos="from-top" style:vertical-rel="page-content" style:horizontal-pos="right" style:horizontal-rel="page-content"/>
    </style:style>
    <style:style style:name="fr2" style:family="graphic" style:parent-style-name="Frame">
      <style:graphic-properties style:protect="position" style:vertical-pos="from-top" style:vertical-rel="page-content" style:horizontal-pos="center" style:horizontal-rel="page-content"/>
    </style:style>
    <style:style style:name="fr3" style:family="graphic" style:parent-style-name="Frame">
      <style:graphic-properties style:protect="position" style:vertical-pos="top" style:vertical-rel="page-content" style:horizontal-pos="right" style:horizontal-rel="page-content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style:run-through="foreground" style:wrap="none" style:vertical-pos="from-top" style:vertical-rel="page-content" style:horizontal-pos="right" style:horizontal-rel="page-content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0000" draw:opacity="100%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5e9d" draw:opacity="100%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9590" draw:opacity="100%" fo:padding-top="0.125cm" fo:padding-bottom="0.125cm" fo:padding-left="0.25cm" fo:padding-right="0.25cm" draw:shadow="hidden" draw:shadow-offset-x="0.3cm" draw:shadow-offset-y="0.3cm" draw:shadow-color="#808080" style:run-through="foreground"/>
    </style:style>
    <number:date-style style:name="N106">
      <number:month number:style="long" number:textual="true"/>
      <number:text> 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TitleFramed" text:anchor-type="page" text:anchor-page-number="1" svg:y="5.001cm" svg:width="15.498cm" style:rel-width="100%" draw:z-index="1">
        <draw:text-box fo:min-height="0.499cm">
          <text:p text:style-name="Title">XMLCONV version 3</text:p>
          <text:p text:style-name="Subtitle">Analysis of User and Software requirements</text:p>
        </draw:text-box>
      </draw:frame>
      <draw:frame draw:style-name="fr1" draw:name="AuthorFrame" text:anchor-type="page" text:anchor-page-number="1" svg:y="12cm" svg:width="15.498cm" style:rel-width="100%" draw:z-index="2">
        <draw:text-box fo:min-height="0.499cm">
          <text:p text:style-name="Subtitle">Prepared by</text:p>
          <text:p text:style-name="Cover_20_-_20_title_20_3">Søren Roug</text:p>
        </draw:text-box>
      </draw:frame>
      <draw:frame draw:style-name="fr2" draw:name="PublishedFrame" text:anchor-type="page" text:anchor-page-number="1" svg:y="17.5cm" svg:width="15.498cm" style:rel-width="100%" draw:z-index="3">
        <draw:text-box fo:min-height="0.499cm">
          <text:p text:style-name="Cover_20_-_20_title_20_3"><text:modification-date style:data-style-name="N106">November  2007</text:modification-date></text:p>
          <text:p text:style-name="P1">Version 0.1</text:p>
        </draw:text-box>
      </draw:frame>
      <draw:frame draw:style-name="fr3" draw:name="ReportTypeFrame" text:anchor-type="page" text:anchor-page-number="1" svg:width="15.498cm" style:rel-width="100%" draw:z-index="4">
        <draw:text-box fo:min-height="0.499cm">
          <text:p text:style-name="P2"><text:span text:style-name="Page_20_Number"><text:span text:style-name="T1">User requirements</text:span></text:span></text:p>
        </draw:text-box>
      </draw:frame>
      <draw:g text:anchor-type="page" text:anchor-page-number="1" draw:z-index="0" draw:style-name="gr1">
        <draw:g draw:style-name="gr2">
          <draw:polygon draw:style-name="gr3" draw:text-style-name="P3" svg:width="0.195cm" svg:height="0.281cm" svg:x="8.093cm" svg:y="21.618cm" svg:viewBox="0 0 196 282" draw:points="0,0 189,0 189,44 51,44 51,113 182,113 182,159 51,159 51,236 196,236 196,282 0,282">
            <text:p/>
          </draw:polygon>
          <draw:path draw:style-name="gr3" draw:text-style-name="P3" svg:width="0.175cm" svg:height="0.197cm" svg:x="8.324cm" svg:y="21.708cm" svg:viewBox="0 0 176 198" svg:d="m176 191h-47v-30 0c-9 19-27 37-58 37-53 0-71-37-71-76v-122h48v97c0 21 1 56 35 56s46-22 46-49v-104h47z">
            <text:p/>
          </draw:path>
          <draw:path draw:style-name="gr3" draw:text-style-name="P3" svg:width="0.122cm" svg:height="0.197cm" svg:x="8.553cm" svg:y="21.703cm" svg:viewBox="0 0 123 198" svg:d="m0 5h48v30 0c10-21 33-35 58-35 7 0 12 2 17 4v45c-8-1-15-3-24-3-44 0-51 37-51 47v105h-48z">
            <text:p/>
          </draw:path>
          <draw:path draw:style-name="gr3" draw:text-style-name="P3" svg:width="0.211cm" svg:height="0.202cm" svg:x="8.689cm" svg:y="21.703cm" svg:viewBox="0 0 212 203" svg:d="m106 0c58 0 106 41 106 101s-48 102-106 102-106-42-106-102 48-101 106-101zm0 159c35 0 55-28 55-58s-20-59-55-59-57 29-57 59 20 58 57 58z">
            <text:p/>
          </draw:path>
          <draw:path draw:style-name="gr3" draw:text-style-name="P3" svg:width="0.209cm" svg:height="0.288cm" svg:x="8.934cm" svg:y="21.703cm" svg:viewBox="0 0 210 289" svg:d="m0 5h46v29h2c12-23 38-34 65-34 60 0 97 44 97 101s-39 100-95 100c-36 0-57-16-66-30v0 118h-49zm104-247c-35 0-56 29-56 59s21 58 56 58 57-28 57-58-22-59-57-59z">
            <text:p/>
          </draw:path>
          <draw:path draw:style-name="gr3" draw:text-style-name="P3" svg:width="0.197cm" svg:height="0.202cm" svg:x="9.169cm" svg:y="21.703cm" svg:viewBox="0 0 198 203" svg:d="m49 116c2 30 25 46 52 46s40-10 51-26l35 26c-23 29-51 41-83 41-56 0-104-42-104-102s48-101 104-101 94 39 94 104v12zm-52-33c0-30-17-46-47-46s-46 16-50 46z">
            <text:p/>
          </draw:path>
          <draw:path draw:style-name="gr3" draw:text-style-name="P3" svg:width="0.177cm" svg:height="0.202cm" svg:x="9.395cm" svg:y="21.703cm" svg:viewBox="0 0 178 203" svg:d="m134 171h-2c-14 20-37 32-61 32-37 0-71-21-71-60 0-60 72-65 122-65h12v-6c0-24-19-35-46-35-19 0-37 7-51 19l-25-24c22-23 52-32 81-32 85 0 85 58 85 86v110h-44zm-3-85h-11c-27 0-72 2-72 30 0 16 19 25 35 25 32 0 48-18 48-44z">
            <text:p/>
          </draw:path>
          <draw:path draw:style-name="gr3" draw:text-style-name="P3" svg:width="0.175cm" svg:height="0.197cm" svg:x="9.612cm" svg:y="21.703cm" svg:viewBox="0 0 176 198" svg:d="m0 5h46v30h2c7-17 26-35 58-35 51 0 70 37 70 76v122h-47v-99c0-21-4-57-36-57s-45 25-45 50v106h-48z">
            <text:p/>
          </draw:path>
          <draw:polygon draw:style-name="gr3" draw:text-style-name="P3" svg:width="0.197cm" svg:height="0.281cm" svg:x="9.963cm" svg:y="21.618cm" svg:viewBox="0 0 198 282" draw:points="0,0 189,0 189,44 51,44 51,113 182,113 182,159 51,159 51,236 198,236 198,282 0,282">
            <text:p/>
          </draw:polygon>
          <draw:path draw:style-name="gr3" draw:text-style-name="P3" svg:width="0.175cm" svg:height="0.197cm" svg:x="10.203cm" svg:y="21.703cm" svg:viewBox="0 0 176 198" svg:d="m0 5h46v30 0c9-17 26-35 60-35 51 0 70 37 70 76v122h-49v-99c0-21-2-57-35-57s-44 25-44 50v106h-48z">
            <text:p/>
          </draw:path>
          <draw:polygon draw:style-name="gr3" draw:text-style-name="P3" svg:width="0.207cm" svg:height="0.191cm" svg:x="10.397cm" svg:y="21.708cm" svg:viewBox="0 0 208 192" draw:points="0,0 53,0 104,134 106,134 157,0 208,0 131,192 79,192">
            <text:p/>
          </draw:polygon>
          <draw:path draw:style-name="gr3" draw:text-style-name="P3" svg:width="0.063cm" svg:height="0.285cm" svg:x="10.624cm" svg:y="21.613cm" svg:viewBox="0 0 64 286" svg:d="m7 93h48v193h-48zm23-286c18 0 34 12 34 28s-16 28-34 28-30-12-30-28 12-28 30-28z">
            <text:p/>
          </draw:path>
          <draw:path draw:style-name="gr3" draw:text-style-name="P3" svg:width="0.122cm" svg:height="0.197cm" svg:x="10.734cm" svg:y="21.703cm" svg:viewBox="0 0 123 198" svg:d="m0 5h48v30 0c10-21 33-35 58-35 5 0 10 2 17 4v45c-8-1-17-3-24-3-44 0-51 37-51 47v105h-48z">
            <text:p/>
          </draw:path>
          <draw:path draw:style-name="gr3" draw:text-style-name="P3" svg:width="0.209cm" svg:height="0.202cm" svg:x="10.869cm" svg:y="21.703cm" svg:viewBox="0 0 210 203" svg:d="m104 0c60 0 106 41 106 101s-46 102-106 102-104-42-104-102 48-101 104-101zm0 159c35 0 57-28 57-58s-22-59-57-59-56 29-56 59 21 58 56 58z">
            <text:p/>
          </draw:path>
          <draw:path draw:style-name="gr3" draw:text-style-name="P3" svg:width="0.175cm" svg:height="0.197cm" svg:x="11.115cm" svg:y="21.703cm" svg:viewBox="0 0 176 198" svg:d="m0 5h46v30 0c9-17 26-35 60-35 51 0 70 37 70 76v122h-47v-99c0-21-4-57-37-57s-44 25-44 50v106h-48z">
            <text:p/>
          </draw:path>
          <draw:path draw:style-name="gr3" draw:text-style-name="P3" svg:width="0.299cm" svg:height="0.197cm" svg:x="11.34cm" svg:y="21.703cm" svg:viewBox="0 0 300 198" svg:d="m0 5h46v30h2c7-17 26-35 58-35s51 12 62 35c12-23 33-35 61-35 51 0 71 37 71 83v115h-50v-110c0-24-7-46-35-46s-40 25-40 50v106h-48v-115c0-25-11-41-34-41-33 0-44 25-44 50v106h-49z">
            <text:p/>
          </draw:path>
          <draw:path draw:style-name="gr3" draw:text-style-name="P3" svg:width="0.195cm" svg:height="0.202cm" svg:x="11.674cm" svg:y="21.703cm" svg:viewBox="0 0 196 203" svg:d="m49 116c2 30 25 46 50 46s42-10 53-26l35 26c-23 29-51 41-83 41-56 0-104-42-104-102s48-101 104-101 92 39 92 104v12zm-50-33c0-30-17-46-47-46s-46 16-50 46z">
            <text:p/>
          </draw:path>
          <draw:path draw:style-name="gr3" draw:text-style-name="P3" svg:width="0.177cm" svg:height="0.197cm" svg:x="11.912cm" svg:y="21.703cm" svg:viewBox="0 0 178 198" svg:d="m0 5h46v30h2c7-17 26-35 58-35 51 0 72 37 72 76v122h-49v-99c0-21-2-57-36-57s-44 25-44 50v106h-49z">
            <text:p/>
          </draw:path>
          <draw:path draw:style-name="gr3" draw:text-style-name="P3" svg:width="0.142cm" svg:height="0.253cm" svg:x="12.118cm" svg:y="21.65cm" svg:viewBox="0 0 143 254" svg:d="m0 97v-41h39v-56h49v56h55v41h-55v83c0 19 5 32 27 32 8 0 19-2 28-6v41c-12 3-28 7-39 7-51 0-65-25-65-71v-86z">
            <text:p/>
          </draw:path>
          <draw:path draw:style-name="gr3" draw:text-style-name="P3" svg:width="0.29cm" svg:height="0.281cm" svg:x="12.385cm" svg:y="21.618cm" svg:viewBox="0 0 291 282" svg:d="m123 0h45l123 282h-60l-26-65h-122l-27 65h-56zm189-109-46-115-44 115z">
            <text:p/>
          </draw:path>
          <draw:path draw:style-name="gr3" draw:text-style-name="P3" svg:width="0.209cm" svg:height="0.294cm" svg:x="12.683cm" svg:y="21.703cm" svg:viewBox="0 0 210 295" svg:d="m210 5v175c0 69-35 115-109 115-37 0-69-11-97-36l30-39c19 20 38 29 65 29 47 0 62-27 62-64v-14h-2c-13 20-37 28-64 28-56 0-95-44-95-98s35-101 95-101c27 0 53 11 67 34v0-29zm-113 96c0 30 23 56 57 56s56-25 56-58-21-57-56-57-57 25-57 59z">
            <text:p/>
          </draw:path>
          <draw:path draw:style-name="gr3" draw:text-style-name="P3" svg:width="0.195cm" svg:height="0.202cm" svg:x="12.926cm" svg:y="21.703cm" svg:viewBox="0 0 196 203" svg:d="m48 116c3 30 24 46 51 46s40-10 53-26l33 26c-21 29-51 41-81 41-58 0-104-42-104-102s46-101 104-101 92 39 92 104v12zm-50-33c0-30-19-46-49-46s-46 16-49 46z">
            <text:p/>
          </draw:path>
          <draw:path draw:style-name="gr3" draw:text-style-name="P3" svg:width="0.177cm" svg:height="0.197cm" svg:x="13.155cm" svg:y="21.703cm" svg:viewBox="0 0 178 198" svg:d="m0 5h46v30h2c8-17 26-35 60-35 51 0 70 37 70 76v122h-49v-99c0-21-2-57-36-57s-44 25-44 50v106h-49z">
            <text:p/>
          </draw:path>
          <draw:path draw:style-name="gr3" draw:text-style-name="P3" svg:width="0.174cm" svg:height="0.202cm" svg:x="13.36cm" svg:y="21.703cm" svg:viewBox="0 0 175 203" svg:d="m141 64c-12-13-25-22-37-22-35 0-56 29-56 59s21 56 56 56c14 0 28-5 39-16l32 34c-22 19-53 28-71 28-58 0-104-42-104-102s46-101 104-101c25 0 51 9 71 28z">
            <text:p/>
          </draw:path>
          <draw:path draw:style-name="gr3" draw:text-style-name="P3" svg:width="0.205cm" svg:height="0.288cm" svg:x="13.549cm" svg:y="21.708cm" svg:viewBox="0 0 206 289" svg:d="m0 0h55l53 132v0l49-132h49l-91 233c-14 37-30 56-73 56-14 0-24-3-38-7l7-42c7 2 15 5 24 5 25 0 30-10 39-30l9-21z">
            <text:p/>
          </draw:path>
          <draw:g draw:style-name="gr2">
            <draw:g draw:style-name="gr2">
              <draw:path draw:style-name="gr4" draw:text-style-name="P3" svg:width="0.486cm" svg:height="0.618cm" svg:x="14.625cm" svg:y="21.477cm" svg:viewBox="0 0 487 619" svg:d="m487 277c0-92-37-178-102-242-13-14-27-24-41-35l-53 90c56 44 97 108 97 187 0 134-111 243-247 243-32 0-63-7-90-17l-51 86c44 18 92 30 141 30 191 0 346-155 346-342z">
                <text:p/>
              </draw:path>
              <draw:g draw:style-name="gr2">
                <draw:path draw:style-name="gr5" draw:text-style-name="P3" svg:width="0.204cm" svg:height="0.505cm" svg:x="14.815cm" svg:y="21.038cm" svg:viewBox="0 0 205 506" svg:d="m205 97c-2-30-6-60-11-88l-2-9-7 7c-21 19-42 41-62 65-102 131-123 305-123 415v3h4c7 2 12 4 19 6s12 5 19 7l2 3 4-3c91-71 158-242 157-406z">
                  <text:p/>
                </draw:path>
                <draw:path draw:style-name="gr5" draw:text-style-name="P3" svg:width="0.153cm" svg:height="0.523cm" svg:x="14.632cm" svg:y="21.004cm" svg:viewBox="0 0 154 524" svg:d="m35 7-5-7-4 9c-10 26-19 56-26 86 0 163 0 341 74 425l2 4 3-2c7-2 13-2 20-3s12-2 21-2h2l3-2c51-106 34-286-42-432-14-27-30-53-48-76z">
                  <text:p/>
                </draw:path>
                <draw:path draw:style-name="gr5" draw:text-style-name="P3" svg:width="0.313cm" svg:height="0.451cm" svg:x="14.341cm" svg:y="21.126cm" svg:viewBox="0 0 314 452" svg:d="m85 51c-25-17-51-33-76-47l-9-4 2 9c2 30 7 60 14 90 44 160 152 307 257 349l2 4 4-4c5-5 10-9 14-12s12-9 17-11l4-2v-3c0-115-97-270-229-369z">
                  <text:p/>
                </draw:path>
                <draw:path draw:style-name="gr5" draw:text-style-name="P3" svg:width="0.47cm" svg:height="0.282cm" svg:x="14.104cm" svg:y="21.378cm" svg:viewBox="0 0 471 283" svg:d="m58 81c110 124 270 210 387 201h1l2-3c2-6 5-11 9-16s7-14 10-18l4-3-2-2c-53-104-208-201-370-231-32-5-62-9-90-9h-9l5 7c14 25 32 49 53 74z">
                  <text:p/>
                </draw:path>
                <draw:path draw:style-name="gr5" draw:text-style-name="P3" svg:width="0.53cm" svg:height="0.134cm" svg:x="14.002cm" svg:y="21.664cm" svg:viewBox="0 0 531 135" svg:d="m526 95 1-2v-3c0-7 0-12 0-18s2-14 4-21v-3l-4-2c-93-46-275-46-434-46-29 9-58 19-82 34l-11 3 9 5c25 16 51 30 81 41 153 65 335 70 436 12z">
                  <text:p/>
                </draw:path>
                <draw:path draw:style-name="gr5" draw:text-style-name="P3" svg:width="0.498cm" svg:height="0.227cm" svg:x="14.057cm" svg:y="21.821cm" svg:viewBox="0 0 499 228" svg:d="m496 46 3-4-3-1c-4-6-6-11-9-18s-5-12-7-19v-2l-4-2c-114 0-287 41-409 150-25 21-44 44-62 65l-5 9h9c28 4 58 5 92 4 164-11 331-87 395-182z">
                  <text:p/>
                </draw:path>
                <draw:path draw:style-name="gr5" draw:text-style-name="P3" svg:width="0.368cm" svg:height="0.408cm" svg:x="14.261cm" svg:y="21.923cm" svg:viewBox="0 0 369 409" svg:d="m347 16c-5-4-8-9-14-14l-1-2h-4c-113 30-240 162-302 316-10 28-19 56-24 83l-2 10 9-3c28-9 55-21 83-37 144-83 259-224 273-335l4-4-6-2c-5-3-10-9-16-12z">
                  <text:p/>
                </draw:path>
              </draw:g>
              <draw:path draw:style-name="gr4" draw:text-style-name="P3" svg:width="1.056cm" svg:height="1.325cm" svg:x="14.441cm" svg:y="21.154cm" svg:viewBox="0 0 1057 1326" svg:d="m979 704c26-9 51-16 74-25 4-26 4-92 4-100-22-9-46-22-73-29-46-14-111-21-157-23-5-37-1-17-10-54 40-21 97-55 132-88 21-18 39-36 53-55-12-30-28-60-44-90-25 2-48 3-74 9-48 7-108 33-150 53-23-30-11-16-35-43 24-39 59-95 75-141 9-25 14-46 20-69-23-17-44-33-67-49l-159 270c18 12 33 26 49 40 78 78 120 180 120 290s-42 213-120 289-181 120-292 120c-59 0-115-12-166-35l-159 273c25 12 49 23 74 32 16-14 32-32 48-50 31-37 61-95 83-135 35 7 14 5 53 8 5 46 14 112 31 157 9 23 18 48 29 67 3 0 74-1 105-7 9-21 14-45 20-70 9-46 9-113 7-157 35-11 17-4 53-18 26 37 65 92 102 124 18 16 41 31 58 44 32-16 62-34 90-55-3-21-10-46-17-69-15-46-46-104-67-144 24-25 12-11 35-39 42 21 102 51 150 62 26 5 53 10 74 14 21-30 39-60 53-88-13-20-32-39-50-59-33-33-90-70-127-95 13-33 7-14 14-51 46 0 113-4 161-14z">
                <text:p/>
              </draw:path>
            </draw:g>
          </draw:g>
        </draw:g>
      </draw:g>
      <text:p text:style-name="P2"/>
      <text:p text:style-name="P8">Version management</text:p>
      <table:table table:name="Versions-management" table:style-name="Versions-management">
        <table:table-column table:style-name="Versions-management.A"/>
        <table:table-column table:style-name="Versions-management.B"/>
        <table:table-column table:style-name="Versions-management.C"/>
        <table:table-column table:style-name="Versions-management.D"/>
        <table:table-row>
          <table:table-cell table:style-name="Versions-management.A1" office:value-type="string">
            <text:p text:style-name="Table_20_Heading">No</text:p>
          </table:table-cell>
          <table:table-cell table:style-name="Versions-management.A1" office:value-type="string">
            <text:p text:style-name="Table_20_Heading">Date</text:p>
          </table:table-cell>
          <table:table-cell table:style-name="Versions-management.A1" office:value-type="string">
            <text:p text:style-name="Table_20_Heading">Changes</text:p>
          </table:table-cell>
          <table:table-cell table:style-name="Versions-management.A1" office:value-type="string">
            <text:p text:style-name="Table_20_Heading">Author</text:p>
          </table:table-cell>
        </table:table-row>
        <table:table-row>
          <table:table-cell table:style-name="Versions-management.A2" office:value-type="string">
            <text:p text:style-name="Table_20_Contents"/>
          </table:table-cell>
          <table:table-cell table:style-name="Versions-management.A2" office:value-type="string">
            <text:p text:style-name="Table_20_Contents"/>
          </table:table-cell>
          <table:table-cell table:style-name="Versions-management.A2" office:value-type="string">
            <text:p text:style-name="Table_20_Contents"/>
          </table:table-cell>
          <table:table-cell table:style-name="Versions-management.A2" office:value-type="string">
            <text:p text:style-name="Table_20_Contents"/>
          </table:table-cell>
        </table:table-row>
        <table:table-row>
          <table:table-cell table:style-name="Versions-management.A2" office:value-type="string">
            <text:p text:style-name="Table_20_Contents"/>
          </table:table-cell>
          <table:table-cell table:style-name="Versions-management.A2" office:value-type="string">
            <text:p text:style-name="Table_20_Contents"/>
          </table:table-cell>
          <table:table-cell table:style-name="Versions-management.A2" office:value-type="string">
            <text:p text:style-name="Table_20_Contents"/>
          </table:table-cell>
          <table:table-cell table:style-name="Versions-management.A2" office:value-type="string">
            <text:p text:style-name="Table_20_Contents"/>
          </table:table-cell>
        </table:table-row>
      </table:table>
      <text:p text:style-name="P9"/>
      <text:p text:style-name="P10">Project manager: </text:p>
      <text:table-of-content text:style-name="Sect1" text:protected="true" text:name="Table of Contents">
        <text:table-of-content-source text:outline-level="2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span> </text:index-entry-span>
            <text:index-entry-link-start text:style-name="Default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link-start text:style-name="Default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link-start text:style-name="Default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link-start text:style-name="Default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span>   </text:index-entry-span>
            <text:index-entry-text/>
            <text:index-entry-tab-stop style:type="right" style:leader-char="."/>
            <text:index-entry-link-start text:style-name="Default"/>
            <text:index-entry-page-number/>
            <text:index-entry-link-end/>
          </text:table-of-content-entry-template>
          <text:table-of-content-entry-template text:outline-level="6" text:style-name="Contents_20_6">
            <text:index-entry-chapter/>
            <text:index-entry-span>   </text:index-entry-span>
            <text:index-entry-text/>
            <text:index-entry-tab-stop style:type="right" style:leader-char="."/>
            <text:index-entry-link-start text:style-name="Default"/>
            <text:index-entry-page-number/>
            <text:index-entry-link-end/>
          </text:table-of-content-entry-template>
          <text:table-of-content-entry-template text:outline-level="7" text:style-name="Contents_20_7">
            <text:index-entry-chapter/>
            <text:index-entry-span>   </text:index-entry-span>
            <text:index-entry-text/>
            <text:index-entry-tab-stop style:type="right" style:leader-char="."/>
            <text:index-entry-link-start text:style-name="Default"/>
            <text:index-entry-page-number/>
            <text:index-entry-link-end/>
          </text:table-of-content-entry-template>
          <text:table-of-content-entry-template text:outline-level="8" text:style-name="Contents_20_8">
            <text:index-entry-chapter/>
            <text:index-entry-span>   </text:index-entry-span>
            <text:index-entry-text/>
            <text:index-entry-tab-stop style:type="right" style:leader-char="."/>
            <text:index-entry-link-start text:style-name="Default"/>
            <text:index-entry-page-number/>
            <text:index-entry-link-end/>
          </text:table-of-content-entry-template>
          <text:table-of-content-entry-template text:outline-level="9" text:style-name="Contents_20_9">
            <text:index-entry-chapter/>
            <text:index-entry-span>   </text:index-entry-span>
            <text:index-entry-text/>
            <text:index-entry-tab-stop style:type="right" style:leader-char="."/>
            <text:index-entry-link-start text:style-name="Default"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span>   </text:index-entry-span>
            <text:index-entry-text/>
            <text:index-entry-tab-stop style:type="right" style:leader-char="."/>
            <text:index-entry-link-start text:style-name="Default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_Head">
            <text:p text:style-name="Contents_20_Heading">Contents</text:p>
          </text:index-title>
          <text:p text:style-name="P28">1. <text:s text:c="2"/>Introduction<text:tab/> <text:a xlink:type="simple" xlink:href="#1.Introduction|outline" text:style-name="Default" text:visited-style-name="Default">4</text:a></text:p>
          <text:p text:style-name="P28">2. <text:s text:c="2"/>Requirements for the QA service<text:tab/> <text:a xlink:type="simple" xlink:href="#2.Requirements for the QA service|outline" text:style-name="Default" text:visited-style-name="Default">4</text:a></text:p>
          <text:p text:style-name="P28">3. <text:s text:c="2"/>Requirements for conversion service<text:tab/> <text:a xlink:type="simple" xlink:href="#3.Requirements for conversion service|outline" text:style-name="Default" text:visited-style-name="Default">4</text:a></text:p>
          <text:p text:style-name="P28">4. <text:s text:c="2"/>Formal requirements<text:tab/> <text:a xlink:type="simple" xlink:href="#4.Formal requirements|outline" text:style-name="Default" text:visited-style-name="Default">4</text:a></text:p>
        </text:index-body>
      </text:table-of-content>
      <text:p text:style-name="P11"/>
      <text:h text:style-name="Heading_20_1" text:outline-level="1">Introduction</text:h>
      <text:p text:style-name="Text_20_body">The purpose of this document is to describe the features needed for a modification of the Converter and QA service to:</text:p>
      <text:list text:style-name="L1">
        <text:list-item>
          <text:p text:style-name="P12">Improve performance and stability</text:p>
        </text:list-item>
        <text:list-item>
          <text:p text:style-name="P12">Support the SEIS environment</text:p>
        </text:list-item>
      </text:list>
      <text:p text:style-name="Text_20_body">The application is called XMLCONV and covers both the quality assessment and XSLT conversion service in Reportnet.</text:p>
      <text:h text:style-name="Heading_20_1" text:outline-level="1">Requirements for the QA service</text:h>
      <text:list text:style-name="L2">
        <text:list-item>
          <text:p text:style-name="P14">The QA service needs a location for the lookup files that indexes the XML, so that the XQuery script doesn't have to hold everything in memory when running.</text:p>
        </text:list-item>
        <text:list-item>
          <text:p text:style-name="P14">The lookup files should be accessible directly via the database and not as a URL for the XQuery scripts.</text:p>
        </text:list-item>
        <text:list-item>
          <text:p text:style-name="P14">Currently the QA service <text:span text:style-name="T4">pulls</text:span> the instance files from CDR using a trusted account. In SEIS it can no longer expect to be a trusted service, and therefore must be able to have the instance file <text:span text:style-name="T4">pushed</text:span><text:span text:style-name="T5"> to it, potentially zipped for performance, as either XML-RPC or HTTP POST.</text:span></text:p>
        </text:list-item>
      </text:list>
      <text:h text:style-name="Heading_20_1" text:outline-level="1">Requirements for conversion service</text:h>
      <text:list text:style-name="L3">
        <text:list-item>
          <text:p text:style-name="P17">Currently the conversion service <text:span text:style-name="T4">pulls</text:span> the instance files from CDR using a trusted account. In SEIS it can no longer expect to be a trusted service, and therefore must be able to have the instance file <text:span text:style-name="T4">pushed</text:span><text:span text:style-name="T5"> to it, potentially zipped for performance, as either XML-RPC or HTTP POST. It will then return the conversion using the same method.</text:span></text:p>
        </text:list-item>
        <text:list-item>
          <text:p text:style-name="P18">The conversion service must be packaged as a library that can be used by Reportek 3 directly instead of a web service.</text:p>
        </text:list-item>
      </text:list>
      <text:h text:style-name="Heading_20_1" text:outline-level="1">Formal requirements</text:h>
      <text:list text:style-name="L4">
        <text:list-item>
          <text:p text:style-name="P20">Source code is released to the public as open source under the Mozilla Public License v.1.1.</text:p>
        </text:list-item>
        <text:list-item>
          <text:p text:style-name="P20">The application must deliver valid XHTML 1.1 to the user’s webbrowser and implement the Eionet look and feel using semantically correct HTML markup.</text:p>
        </text:list-item>
        <text:list-item>
          <text:p text:style-name="P20">All storage of data must be as UNICODE.</text:p>
        </text:list-item>
        <text:list-item>
          <text:p text:style-name="P20">The application must have unit tests. The unit tests serve three purposes:</text:p>
          <text:list>
            <text:list-item>
              <text:p text:style-name="P20">They are used to verify the application before deployment to Tomcat. I.e. To verify that all JAR and class files are added to SVN. This requires a test for every java source file.</text:p>
            </text:list-item>
            <text:list-item>
              <text:p text:style-name="P20"><text:soft-page-break/>They are used to verify that refactoring of the application two years later doesn’t have unintended sideeffects</text:p>
            </text:list-item>
            <text:list-item>
              <text:p text:style-name="P20">They are executable documentation. The tests document what the expected output is for a given input to the function, and you can run them to verify that the function behaves properly.</text:p>
            </text:list-item>
          </text:list>
        </text:list-item>
        <text:list-item>
          <text:p text:style-name="P20">All engineering documents written on behalf of EEA is to be written in the OpenDocument format.</text:p>
        </text:list-item>
        <text:list-item>
          <text:p text:style-name="P19">Javascript must use DOM1. No document.write() and no element.innerHtml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1pt" fo:language="en" fo:country="GB" style:font-name-asian="Times New Roman" style:font-size-asian="11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style:page-number="auto" fo:break-before="auto" fo:break-after="auto" style:text-autospace="ideograph-alpha" style:punctuation-wrap="hanging" style:vertical-align="auto"/>
      <style:text-properties fo:font-size="12pt" fo:font-weight="normal" style:font-size-asian="12pt" style:font-weight-asian="bold" style:font-size-complex="12pt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Text_20_body" style:class="text" style:default-outline-level="1">
      <style:paragraph-properties fo:margin-left="-0.002cm" fo:margin-right="0cm" fo:margin-top="0.199cm" fo:margin-bottom="0.42cm" fo:text-indent="0cm" style:auto-text-indent="false" fo:keep-with-next="always"/>
      <style:text-properties style:font-name="Arial1" fo:font-size="20pt" fo:font-weight="bold" style:letter-kerning="true" style:font-size-asian="20pt" style:font-weight-asian="bold"/>
    </style:style>
    <style:style style:name="Heading_20_2" style:display-name="Heading 2" style:family="paragraph" style:parent-style-name="Standard" style:next-style-name="Text_20_body" style:class="text" style:default-outline-level="2">
      <style:paragraph-properties fo:margin-left="0cm" fo:margin-right="0cm" fo:margin-top="0.22cm" fo:margin-bottom="0.42cm" fo:text-indent="0cm" style:auto-text-indent="false" fo:keep-with-next="always"/>
      <style:text-properties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Text_20_body" style:class="text" style:default-outline-level="3">
      <style:paragraph-properties fo:margin-left="0cm" fo:margin-right="0cm" fo:margin-top="0.423cm" fo:margin-bottom="0.212cm" fo:text-indent="0cm" style:auto-text-indent="false" fo:keep-with-next="always"/>
      <style:text-properties style:font-name="Arial1" fo:font-size="13pt" fo:font-weight="bold" style:font-size-asian="12pt" style:font-weight-asian="bold"/>
    </style:style>
    <style:style style:name="Heading_20_4" style:display-name="Heading 4" style:family="paragraph" style:parent-style-name="Standard" style:next-style-name="Text_20_body" style:class="text" style:default-outline-level="4">
      <style:paragraph-properties fo:keep-with-next="always"/>
      <style:text-properties style:font-name="Arial1" fo:font-size="12pt" fo:font-weight="bold" style:font-weight-asian="bold"/>
    </style:style>
    <style:style style:name="Heading_20_5" style:display-name="Heading 5" style:family="paragraph" style:parent-style-name="Standard" style:next-style-name="Text_20_body" style:class="text">
      <style:text-properties fo:font-size="12pt"/>
    </style:style>
    <style:style style:name="Heading_20_6" style:display-name="Heading 6" style:family="paragraph" style:parent-style-name="Standard" style:next-style-name="Text_20_body" style:class="text">
      <style:text-properties fo:font-size="12pt"/>
    </style:style>
    <style:style style:name="Heading_20_7" style:display-name="Heading 7" style:family="paragraph" style:parent-style-name="Standard" style:next-style-name="Standard" style:class="text">
      <style:text-properties fo:font-size="12pt"/>
    </style:style>
    <style:style style:name="Heading_20_8" style:display-name="Heading 8" style:family="paragraph" style:parent-style-name="Standard" style:next-style-name="Standard" style:class="text">
      <style:text-properties style:font-name="Arial1" fo:font-size="12pt" fo:font-weight="bold" style:font-size-asian="26pt" style:font-weight-asian="bold"/>
    </style:style>
    <style:style style:name="Heading_20_9" style:display-name="Heading 9" style:family="paragraph" style:parent-style-name="Standard" style:next-style-name="Standard" style:class="text">
      <style:text-properties fo:font-size="12pt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Header" style:family="paragraph" style:parent-style-name="Standard" style:class="extra">
      <style:paragraph-properties>
        <style:tab-stops>
          <style:tab-stop style:position="0cm"/>
          <style:tab-stop style:position="14.002cm" style:type="right"/>
        </style:tab-stops>
      </style:paragraph-properties>
      <style:text-properties style:font-name="Arial1" fo:font-size="10pt" style:font-size-asian="10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4.002cm" style:type="right"/>
        </style:tab-stops>
      </style:paragraph-properties>
      <style:text-properties style:font-name="Arial1"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Standard" style:next-style-name="Standard" style:class="extra">
      <style:paragraph-properties style:shadow="none">
        <style:tab-stops>
          <style:tab-stop style:position="2.501cm"/>
        </style:tab-stops>
      </style:paragraph-properties>
      <style:text-properties style:font-name="Arial1" fo:font-weight="bold" style:font-weight-asian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25cm" fo:margin-right="0cm" fo:text-indent="-0.25cm" style:auto-text-indent="false"/>
      <style:text-properties style:font-name="Arial1" fo:font-size="9pt" style:font-size-asian="9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Heading" style:display-name="Index Heading" style:family="paragraph" style:parent-style-name="Standard" style:next-style-name="Index_20_1" style:class="index">
      <style:paragraph-properties style:text-autospace="ideograph-alpha" style:punctuation-wrap="hanging" style:vertical-align="auto"/>
      <style:text-properties fo:font-size="12pt" style:font-size-asian="12pt" style:font-size-complex="12pt"/>
    </style:style>
    <style:style style:name="Index_20_1" style:display-name="Index 1" style:family="paragraph" style:parent-style-name="Standard" style:next-style-name="Standard" style:class="index">
      <style:paragraph-properties fo:margin-left="0.388cm" fo:margin-right="0cm" fo:text-indent="-0.388cm" style:auto-text-indent="false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.21cm" fo:text-indent="0cm" style:auto-text-indent="false" style:page-number="auto" fo:break-before="page" text:number-lines="false" text:line-number="0"/>
      <style:text-properties fo:font-size="2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-top="0.212cm" fo:margin-bottom="0.212cm" style:page-number="auto" fo:break-before="auto" fo:break-after="auto"/>
      <style:text-properties fo:text-transform="uppercase" fo:font-weight="bold" style:font-weight-asian="bold" style:font-size-complex="12pt" style:font-weight-complex="bold"/>
    </style:style>
    <style:style style:name="Contents_20_2" style:display-name="Contents 2" style:family="paragraph" style:parent-style-name="Standard" style:next-style-name="Standard" style:class="index" style:master-page-name="">
      <style:paragraph-properties fo:margin-left="0.388cm" fo:margin-right="0cm" fo:text-indent="0cm" style:auto-text-indent="false" style:page-number="auto" fo:break-before="auto" fo:break-after="auto"/>
      <style:text-properties fo:font-variant="small-caps" style:font-size-complex="12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fo:font-style="italic" style:font-style-asian="italic" style:font-size-complex="12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  <style:text-properties style:font-size-complex="10.5pt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  <style:text-properties style:font-size-complex="10.5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  <style:text-properties style:font-size-complex="10.5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  <style:text-properties style:font-size-complex="10.5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  <style:text-properties style:font-size-complex="10.5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text-indent="0cm" style:auto-text-indent="false"/>
      <style:text-properties style:font-size-complex="10.5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 style:master-page-name="">
      <style:paragraph-properties fo:text-align="end" style:justify-single-word="false" style:page-number="auto"/>
      <style:text-properties style:font-name="Arial" fo:font-size="24pt" fo:font-weight="bold" style:font-size-asian="10pt" style:font-weight-asian="bold"/>
    </style:style>
    <style:style style:name="Subtitle" style:family="paragraph" style:parent-style-name="Standard" style:next-style-name="Cover_20_-_20_title_20_3" style:class="chapter" style:master-page-name="">
      <style:paragraph-properties fo:margin-top="0cm" fo:margin-bottom="0cm" fo:text-align="end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16pt" fo:font-style="normal" fo:font-weight="bold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Cover_20_-_20_title_20_3" style:display-name="Cover - title 3" style:family="paragraph" style:parent-style-name="Standard">
      <style:paragraph-properties fo:text-align="end" style:justify-single-word="false"/>
      <style:text-properties style:font-name="Arial1" fo:font-weight="bold" style:font-weight-asian="bold"/>
    </style:style>
    <style:style style:name="Block_20_Text" style:display-name="Block Text" style:family="paragraph" style:parent-style-name="Standard">
      <style:paragraph-properties fo:margin-left="1.27cm" fo:margin-right="2.223cm" fo:text-indent="0cm" style:auto-text-indent="false" style:text-autospace="ideograph-alpha" style:punctuation-wrap="hanging" style:vertical-align="auto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Section_20_title" style:display-name="Section title" style:family="paragraph" style:parent-style-name="Standard" style:next-style-name="Text_20_body" style:class="chapter" style:master-page-name="">
      <style:paragraph-properties fo:margin-top="0cm" fo:margin-bottom="0.42cm" style:page-number="auto" fo:break-before="page"/>
      <style:text-properties style:font-name="Arial" fo:font-size="26pt" fo:font-weight="bold"/>
    </style:style>
    <style:style style:name="Cover_20_-_20_Report_20_Type" style:display-name="Cover - Report Type" style:family="paragraph" style:parent-style-name="Standard">
      <style:paragraph-properties fo:text-align="end" style:justify-single-word="false"/>
    </style:style>
    <style:style style:name="Versioning_20_Heading" style:display-name="Versioning Heading" style:family="paragraph" style:parent-style-name="Contents_20_Heading" style:class="chapter">
      <style:text-properties fo:font-size="20pt"/>
    </style:style>
    <style:style style:name="Program_20_Listing" style:display-name="Program Listing" style:family="paragraph" style:parent-style-name="Standard" style:class="text" style:master-page-name="">
      <style:paragraph-properties fo:margin-top="0cm" fo:margin-bottom="0cm" style:page-number="auto" fo:padding="0.049cm" fo:border="0.002cm solid #000000" style:shadow="none">
        <style:tab-stops/>
      </style:paragraph-properties>
      <style:text-properties style:font-name="Courier New1" fo:font-size="9pt" fo:language="en" fo:country="US"/>
    </style:style>
    <style:style style:name="XML_20_Listing" style:display-name="XML Listing" style:family="paragraph" style:parent-style-name="Standard" style:class="text" style:master-page-name="">
      <style:paragraph-properties fo:margin-top="0cm" fo:margin-bottom="0cm" style:page-number="auto" fo:background-color="#e6e6e6">
        <style:background-image/>
      </style:paragraph-properties>
      <style:text-properties style:font-name="Courier New1" fo:font-size="9pt" fo:language="en" fo:country="US"/>
    </style:style>
    <style:style style:name="Example" style:family="paragraph" style:parent-style-name="Standard">
      <style:paragraph-properties fo:margin-left="0.101cm" fo:margin-right="0.101cm" fo:margin-top="0.199cm" fo:margin-bottom="0.199cm" fo:text-indent="0cm" style:auto-text-indent="false" fo:padding="0.15cm" fo:border="0.002cm solid #000000" style:shadow="none"/>
    </style:style>
    <style:style style:name="Footnote_20_Symbol" style:display-name="Footnote Symbol" style:family="text">
      <style:text-properties style:text-position="37% 100%" style:font-name="Arial1" fo:font-size="8pt" style:font-size-asian="8pt"/>
    </style:style>
    <style:style style:name="Page_20_Number" style:display-name="Page Number" style:family="text">
      <style:text-properties style:font-name="Arial1" fo:font-size="10pt" style:font-size-asian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size="83%" fo:language="en" fo:country="US" style:font-name-asian="Courier New" style:font-name-complex="Courier New"/>
    </style:style>
    <style:style style:name="Example" style:family="text">
      <style:text-properties style:font-name="Courier New" fo:font-size="83%" style:font-name-asian="Courier New" style:font-name-complex="Courier New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Teletype" style:family="text">
      <style:text-properties style:font-name="Courier New" fo:font-size="83%" style:font-name-asian="Courier New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." style:num-format="1">
        <style:list-level-properties text:min-label-width="1.251cm" text:min-label-distance="0.101cm"/>
      </text:outline-level-style>
      <text:outline-level-style text:level="2" style:num-suffix="." style:num-format="1" text:display-levels="2">
        <style:list-level-properties text:min-label-width="1.251cm" text:min-label-distance="0.101cm"/>
      </text:outline-level-style>
      <text:outline-level-style text:level="3" style:num-suffix="." style:num-format="1" text:display-levels="3">
        <style:list-level-properties text:min-label-width="1.251cm" text:min-label-distance="0.101cm"/>
      </text:outline-level-style>
      <text:outline-level-style text:level="4" style:num-suffix="." style:num-format="1" text:display-levels="4">
        <style:list-level-properties text:min-label-width="1.251cm" text:min-label-distance="0.101cm"/>
      </text:outline-level-style>
      <text:outline-level-style text:level="5" style:num-suffix="." style:num-format="1" text:display-levels="5">
        <style:list-level-properties text:min-label-width="1.251cm" text:min-label-distance="0.101cm"/>
      </text:outline-level-style>
      <text:outline-level-style text:level="6" style:num-suffix="." style:num-format="1" text:display-levels="6">
        <style:list-level-properties text:min-label-width="1.251cm" text:min-label-distance="0.101cm"/>
      </text:outline-level-style>
      <text:outline-level-style text:level="7" style:num-suffix="." style:num-format="1" text:display-levels="7">
        <style:list-level-properties text:min-label-width="1.251cm" text:min-label-distance="0.101cm"/>
      </text:outline-level-style>
      <text:outline-level-style text:level="8" style:num-suffix="." style:num-format="1" text:display-levels="8">
        <style:list-level-properties text:min-label-width="1.251cm" text:min-label-distance="0.101cm"/>
      </text:outline-level-style>
      <text:outline-level-style text:level="9" style:num-suffix="." style:num-format="1" text:display-levels="9">
        <style:list-level-properties text:min-label-width="1.251cm" text:min-label-distance="0.101cm"/>
      </text:outline-level-style>
      <text:outline-level-style text:level="10" style:num-format="">
        <style:list-level-properties text:min-label-width="1.251cm" text:min-label-distance="0.10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Appendix">
      <text:list-level-style-number text:level="1" text:style-name="Numbering_20_Symbols" style:num-prefix="Appendix " style:num-suffix=": " style:num-format="A">
        <style:list-level-properties text:min-label-width="0.635cm"/>
      </text:list-level-style-number>
      <text:list-level-style-number text:level="2" text:style-name="Numbering_20_Symbols" style:num-suffix=" " style:num-format="1" text:display-levels="2">
        <style:list-level-properties text:min-label-width="0.64cm"/>
      </text:list-level-style-number>
      <text:list-level-style-number text:level="3" text:style-name="Numbering_20_Symbols" style:num-suffix=" " style:num-format="1" text:display-levels="3">
        <style:list-level-properties text:min-label-width="0.635cm"/>
      </text:list-level-style-number>
      <text:list-level-style-number text:level="4" text:style-name="Numbering_20_Symbols" style:num-suffix=" " style:num-format="1" text:display-levels="4">
        <style:list-level-properties text:min-label-width="0.635cm"/>
      </text:list-level-style-number>
      <text:list-level-style-number text:level="5" text:style-name="Numbering_20_Symbols" style:num-suffix=" " style:num-format="1" text:display-levels="5">
        <style:list-level-properties text:min-label-width="0.635cm"/>
      </text:list-level-style-number>
      <text:list-level-style-number text:level="6" text:style-name="Numbering_20_Symbols" style:num-suffix=" " style:num-format="1" text:display-levels="6">
        <style:list-level-properties text:min-label-width="0.635cm"/>
      </text:list-level-style-number>
      <text:list-level-style-number text:level="7" text:style-name="Numbering_20_Symbols" style:num-suffix=" " style:num-format="1" text:display-levels="7">
        <style:list-level-properties text:min-label-width="0.635cm"/>
      </text:list-level-style-number>
      <text:list-level-style-number text:level="8" text:style-name="Numbering_20_Symbols" style:num-suffix=" " style:num-format="1" text:display-levels="8">
        <style:list-level-properties text:min-label-width="0.635cm"/>
      </text:list-level-style-number>
      <text:list-level-style-number text:level="9" text:style-name="Numbering_20_Symbols" style:num-suffix=" " style:num-format="1" text:display-levels="9">
        <style:list-level-properties text:min-label-width="0.635cm"/>
      </text:list-level-style-number>
      <text:list-level-style-number text:level="10" text:style-name="Numbering_20_Symbols" style:num-suffix=" " style:num-format="1" text:display-levels="10">
        <style:list-level-properties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margin-left="0cm" fo:margin-right="0.635cm" fo:text-indent="0cm" style:auto-text-indent="false" fo:padding-left="0cm" fo:padding-right="0cm" fo:padding-top="0cm" fo:padding-bottom="0.035cm" fo:border-left="none" fo:border-right="none" fo:border-top="none" fo:border-bottom="0.018cm solid #000000"/>
    </style:style>
    <style:style style:name="P2" style:family="paragraph" style:parent-style-name="Footer">
      <style:paragraph-properties fo:margin-left="0cm" fo:margin-right="0.635cm" fo:text-indent="0cm" style:auto-text-indent="false"/>
    </style:style>
    <style:style style:name="P3" style:family="paragraph" style:parent-style-name="Footer">
      <style:paragraph-properties fo:margin-left="0cm" fo:margin-right="0.635cm" fo:text-indent="0cm" style:auto-text-indent="false">
        <style:tab-stops>
          <style:tab-stop style:position="12.532cm" style:type="center"/>
          <style:tab-stop style:position="24.76cm" style:type="right"/>
        </style:tab-stops>
      </style:paragraph-properties>
    </style:style>
    <style:style style:name="T1" style:family="text">
      <style:text-properties fo:language="en" fo:country="US"/>
    </style:style>
    <style:page-layout style:name="pm1">
      <style:page-layout-properties fo:page-width="21.001cm" fo:page-height="29.7cm" style:num-format="1" style:print-orientation="portrait" fo:margin-top="0.99cm" fo:margin-bottom="0.711cm" fo:margin-left="3cm" fo:margin-right="2.501cm" style:shadow="none" style:writing-mode="lr-tb" style:layout-grid-color="#c0c0c0" style:layout-grid-lines="44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57cm" fo:margin-left="0cm" fo:margin-right="0cm" fo:margin-bottom="2.469cm" style:dynamic-spacing="true"/>
      </style:header-style>
      <style:footer-style>
        <style:header-footer-properties fo:min-height="1.58cm" fo:margin-left="0cm" fo:margin-right="0cm" fo:margin-top="1.48cm" style:dynamic-spacing="true"/>
      </style:footer-style>
    </style:page-layout>
    <style:page-layout style:name="pm2">
      <style:page-layout-properties fo:page-width="29.7cm" fo:page-height="21.001cm" style:num-format="1" style:print-orientation="landscape" fo:margin-top="2cm" fo:margin-bottom="0.711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pm1">
      <style:header>
        <text:p text:style-name="Header"/>
      </style:header>
      <style:footer>
        <text:p text:style-name="P1"/>
        <text:p text:style-name="P2">Revision <text:editing-cycles>3</text:editing-cycles> <text:s text:c="2"/><text:modification-date style:data-style-name="N84">2007-11-19</text:modification-date><text:tab/><text:title>XMLCONV 3 user requirements</text:title><text:tab/><text:span text:style-name="T1">Page </text:span><text:span text:style-name="T1"><text:page-number text:select-page="current">5</text:page-number></text:span><text:span text:style-name="T1"> of </text:span><text:span text:style-name="T1"><text:page-count style:num-format="1">5</text:page-count></text:span><text:tab/></text:p>
        <text:p text:style-name="Standard"/>
      </style:footer>
    </style:master-page>
    <style:master-page style:name="Default_20_Landscape" style:display-name="Default Landscape" style:page-layout-name="pm2">
      <style:footer>
        <text:p text:style-name="P1"/>
        <text:p text:style-name="P3">Revision <text:editing-cycles>3</text:editing-cycles> <text:s text:c="2"/><text:modification-date style:data-style-name="N84">2007-11-19</text:modification-date><text:tab/><text:title>XMLCONV 3 user requirements</text:title><text:tab/><text:span text:style-name="T1">Page </text:span><text:span text:style-name="T1"><text:page-number text:select-page="current">5</text:page-number></text:span><text:span text:style-name="T1"> of </text:span><text:span text:style-name="T1"><text:page-count style:num-format="1"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XMLCONV 3 user requirements</dc:title>
    <meta:initial-creator>Søren Roug</meta:initial-creator>
    <meta:creation-date>2007-11-16T15:56:03</meta:creation-date>
    <dc:creator>Søren Roug</dc:creator>
    <dc:date>2007-11-19T13:41:09</dc:date>
    <meta:editing-cycles>3</meta:editing-cycles>
    <meta:editing-duration>PT22M44S</meta:editing-duration>
    <meta:template xlink:type="simple" xlink:actuate="onRequest" xlink:href="../../../../.openoffice.org2.0/user/template/EEA-Technical-Report.ott" xlink:title="EEA-Technical-Report" meta:date="2007-11-16T15:56:02"/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5" meta:paragraph-count="42" meta:word-count="455" meta:character-count="2733"/>
  </office:meta>
</office:document-meta>
</file>